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Gothic1" svg:font-family="CenturyGothic"/>
    <style:font-face style:name="Gotham1" svg:font-family="Gotham"/>
    <style:font-face style:name="CenturyGothic" svg:font-family="CenturyGothic" style:font-pitch="variable"/>
    <style:font-face style:name="DejaVu Sans1" svg:font-family="'DejaVu Sans'" style:font-pitch="variable"/>
    <style:font-face style:name="Gotham" svg:font-family="Gotham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83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bcbec0" draw:stroke-linejoin="miter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3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a5bc8f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solid" svg:stroke-width="0.017cm" svg:stroke-color="#a5bc8f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solid" svg:stroke-width="0.016cm" svg:stroke-color="#a5bc8f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06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3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4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74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31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7.5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19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08cm" svg:stroke-color="#939598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dash" draw:stroke-dash="stroke-dash44" svg:stroke-width="0.008cm" svg:stroke-color="#939598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57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4.1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4.7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3.6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3.937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8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41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43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3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3.81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21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6.26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6.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6.88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4.9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5.84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a5bc8f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paragraph-properties style:writing-mode="lr-tb"/>
      <style:text-properties fo:font-size="9.80000019073486pt" style:font-size-asian="9.80000019073486pt" style:font-size-complex="9.80000019073486pt"/>
    </style:style>
    <style:style style:name="P9" style:family="paragraph">
      <loext:graphic-properties draw:fill="none"/>
      <style:paragraph-properties style:writing-mode="lr-tb"/>
      <style:text-properties fo:font-size="6.19999980926514pt" style:font-size-asian="6.19999980926514pt" style:font-size-complex="6.19999980926514pt"/>
    </style:style>
    <style:style style:name="P10" style:family="paragraph">
      <loext:graphic-properties draw:fill="none"/>
      <style:paragraph-properties style:writing-mode="lr-tb"/>
      <style:text-properties fo:font-size="8.80000019073486pt" style:font-size-asian="8.80000019073486pt" style:font-size-complex="8.80000019073486pt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bcbec0" style:font-name="Gotham1" fo:font-size="20pt" style:font-size-asian="20pt" style:font-name-complex="Gotham1" style:font-size-complex="20pt"/>
    </style:style>
    <style:style style:name="T2" style:family="text">
      <style:text-properties fo:color="#bcbec0" style:font-name="CenturyGothic1" fo:font-size="6pt" fo:font-weight="bold" style:font-size-asian="6pt" style:font-name-complex="CenturyGothic1" style:font-size-complex="6pt" style:font-weight-complex="bold"/>
    </style:style>
    <style:style style:name="T3" style:family="text">
      <style:text-properties fo:color="#939598" style:font-name="CenturyGothic1" fo:font-size="12pt" style:font-size-asian="12pt" style:font-name-complex="CenturyGothic1" style:font-size-complex="12pt"/>
    </style:style>
    <style:style style:name="T4" style:family="text">
      <style:text-properties fo:color="#231f20" style:font-name="CenturyGothic1" fo:font-size="9.80000019073486pt" fo:font-style="italic" style:font-size-asian="9.80000019073486pt" style:font-name-complex="CenturyGothic1" style:font-size-complex="9.80000019073486pt" style:font-style-complex="italic"/>
    </style:style>
    <style:style style:name="T5" style:family="text">
      <style:text-properties fo:color="#ffffff" style:font-name="CenturyGothic1" fo:font-size="6.19999980926514pt" fo:font-weight="bold" style:font-size-asian="6.19999980926514pt" style:font-name-complex="CenturyGothic1" style:font-size-complex="6.19999980926514pt" style:font-weight-complex="bold"/>
    </style:style>
    <style:style style:name="T6" style:family="text">
      <style:text-properties fo:color="#231f20" style:font-name="CenturyGothic1" fo:font-size="8.80000019073486pt" style:font-size-asian="8.80000019073486pt" style:font-name-complex="CenturyGothic1" style:font-size-complex="8.80000019073486pt"/>
    </style:style>
    <style:style style:name="T7" style:family="text">
      <style:text-properties fo:color="#231f20" style:font-name="CenturyGothic1" fo:font-size="8.80000019073486pt" fo:font-style="italic" style:font-size-asian="8.80000019073486pt" style:font-name-complex="CenturyGothic1" style:font-size-complex="8.80000019073486pt" style:font-style-complex="italic"/>
    </style:style>
    <style:style style:name="T8" style:family="text">
      <style:text-properties fo:color="#231f20" style:font-name="CenturyGothic1" fo:font-size="8.80000019073486pt" fo:font-weight="bold" style:font-size-asian="8.80000019073486pt" style:font-name-complex="CenturyGothic1" style:font-size-complex="8.80000019073486pt" style:font-weight-complex="bold"/>
    </style:style>
    <style:style style:name="T9" style:family="text">
      <style:text-properties fo:color="#7d9f9e" style:font-name="CenturyGothic1" fo:font-size="12pt" style:font-size-asian="12pt" style:font-name-complex="CenturyGothic1" style:font-size-complex="12pt"/>
    </style:style>
    <style:style style:name="T10" style:family="text">
      <style:text-properties fo:color="#7d9f9e" style:font-name="CenturyGothic1" fo:font-size="20pt" style:font-size-asian="20pt" style:font-name-complex="CenturyGothic1" style:font-size-complex="2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05cm" svg:height="0.822cm" svg:x="18.399cm" svg:y="26.015cm">
          <draw:text-box>
            <text:p text:style-name="P1"><text:span text:style-name="T1">L</text:span></text:p>
          </draw:text-box>
        </draw:frame>
        <draw:frame draw:style-name="gr2" draw:text-style-name="P3" draw:layer="layout" svg:width="4.836cm" svg:height="0.247cm" svg:x="13.817cm" svg:y="25.966cm">
          <draw:text-box>
            <text:p text:style-name="P1"><text:span text:style-name="T2">© ADVENTIST ENCOUNTER CURRICULUM</text:span></text:p>
          </draw:text-box>
        </draw:frame>
        <draw:line draw:style-name="gr3" draw:text-style-name="P4" draw:layer="layout" svg:x1="18.106cm" svg:y1="25.717cm" svg:x2="18.106cm" svg:y2="27.128cm">
          <text:p/>
        </draw:line>
        <draw:frame draw:style-name="gr4" draw:text-style-name="P5" draw:layer="layout" svg:width="6.394cm" svg:height="0.497cm" svg:x="11.913cm" svg:y="26.277cm">
          <draw:text-box>
            <text:p text:style-name="P1"><text:span text:style-name="T3">10.1A HOSEA: EXTREME LOVE</text:span></text:p>
          </draw:text-box>
        </draw:frame>
        <draw:path draw:style-name="gr5" draw:text-style-name="P6" draw:layer="layout" svg:width="0.224cm" svg:height="0.225cm" svg:x="2.145cm" svg:y="5.43cm" svg:viewBox="0 0 225 226" svg:d="M0 161v65c122-4 221-102 225-226h-65c-4 88-74 157-160 161z">
          <text:p/>
        </draw:path>
        <draw:path draw:style-name="gr6" draw:text-style-name="P7" draw:layer="layout" svg:width="0.225cm" svg:height="0.225cm" svg:x="1.911cm" svg:y="5.43cm" svg:viewBox="0 0 226 226" svg:d="M65 0h-65c4 124 102 222 226 226v-65c-88-4-157-73-161-161z">
          <text:p/>
        </draw:path>
        <draw:path draw:style-name="gr6" draw:text-style-name="P7" draw:layer="layout" svg:width="0.225cm" svg:height="0.225cm" svg:x="1.911cm" svg:y="5.197cm" svg:viewBox="0 0 226 226" svg:d="M226 64v-64c-124 4-222 103-226 226h65c4-87 73-157 161-162z">
          <text:p/>
        </draw:path>
        <draw:path draw:style-name="gr6" draw:text-style-name="P7" draw:layer="layout" svg:width="0.224cm" svg:height="0.225cm" svg:x="2.145cm" svg:y="5.197cm" svg:viewBox="0 0 225 226" svg:d="M160 226h65c-4-123-103-222-225-226v64c86 5 156 75 160 162z">
          <text:p/>
        </draw:path>
        <draw:path draw:style-name="gr6" draw:text-style-name="P7" draw:layer="layout" svg:width="0.114cm" svg:height="0.162cm" svg:x="2.144cm" svg:y="5.44cm" svg:viewBox="0 0 115 163" svg:d="M115 114l-115-114v163c44-3 85-20 115-49z">
          <text:p/>
        </draw:path>
        <draw:path draw:style-name="gr6" draw:text-style-name="P7" draw:layer="layout" svg:width="0.162cm" svg:height="0.114cm" svg:x="1.964cm" svg:y="5.43cm" svg:viewBox="0 0 163 115" svg:d="M0 0c3 43 20 83 48 115l115-115z">
          <text:p/>
        </draw:path>
        <draw:path draw:style-name="gr6" draw:text-style-name="P7" draw:layer="layout" svg:width="0.115cm" svg:height="0.162cm" svg:x="2.022cm" svg:y="5.44cm" svg:viewBox="0 0 116 163" svg:d="M116 0l-116 114c31 29 71 46 116 49z">
          <text:p/>
        </draw:path>
        <draw:path draw:style-name="gr6" draw:text-style-name="P7" draw:layer="layout" svg:width="0.162cm" svg:height="0.114cm" svg:x="1.964cm" svg:y="5.308cm" svg:viewBox="0 0 163 115" svg:d="M48 0c-28 31-45 70-48 115h163z">
          <text:p/>
        </draw:path>
        <draw:path draw:style-name="gr6" draw:text-style-name="P7" draw:layer="layout" svg:width="0.115cm" svg:height="0.162cm" svg:x="2.022cm" svg:y="5.25cm" svg:viewBox="0 0 116 163" svg:d="M116 0c-45 2-85 20-116 48l116 115z">
          <text:p/>
        </draw:path>
        <draw:path draw:style-name="gr6" draw:text-style-name="P7" draw:layer="layout" svg:width="0.114cm" svg:height="0.162cm" svg:x="2.144cm" svg:y="5.25cm" svg:viewBox="0 0 115 163" svg:d="M115 48c-30-28-71-46-115-48v163z">
          <text:p/>
        </draw:path>
        <draw:path draw:style-name="gr6" draw:text-style-name="P7" draw:layer="layout" svg:width="0.162cm" svg:height="0.114cm" svg:x="2.154cm" svg:y="5.308cm" svg:viewBox="0 0 163 115" svg:d="M163 115c-2-45-20-84-47-115l-116 115z">
          <text:p/>
        </draw:path>
        <draw:path draw:style-name="gr5" draw:text-style-name="P6" draw:layer="layout" svg:width="0.162cm" svg:height="0.114cm" svg:x="2.154cm" svg:y="5.43cm" svg:viewBox="0 0 163 115" svg:d="M116 115c27-32 45-72 47-115h-163z">
          <text:p/>
        </draw:path>
        <draw:path draw:style-name="gr7" draw:text-style-name="P4" draw:layer="layout" svg:width="0.355cm" svg:height="0.355cm" svg:x="1.963cm" svg:y="5.248cm" svg:viewBox="0 0 356 356" svg:d="M177 0c-98 0-177 80-177 178 0 99 79 178 177 178s179-79 179-178c0-98-81-178-179-178z">
          <text:p/>
        </draw:path>
        <draw:path draw:style-name="gr8" draw:text-style-name="P4" draw:layer="layout" svg:width="0.454cm" svg:height="0.454cm" svg:x="1.913cm" svg:y="5.199cm" svg:viewBox="0 0 455 455" svg:d="M228 0c-126 0-228 102-228 228 0 125 102 227 228 227s227-102 227-227c0-126-101-228-227-228z">
          <text:p/>
        </draw:path>
        <draw:line draw:style-name="gr8" draw:text-style-name="P4" draw:layer="layout" svg:x1="1.914cm" svg:y1="5.426cm" svg:x2="2.366cm" svg:y2="5.426cm">
          <text:p/>
        </draw:line>
        <draw:line draw:style-name="gr8" draw:text-style-name="P4" draw:layer="layout" svg:x1="2.14cm" svg:y1="5.652cm" svg:x2="2.14cm" svg:y2="5.2cm">
          <text:p/>
        </draw:line>
        <draw:line draw:style-name="gr7" draw:text-style-name="P4" draw:layer="layout" svg:x1="2.014cm" svg:y1="5.3cm" svg:x2="2.267cm" svg:y2="5.553cm">
          <text:p/>
        </draw:line>
        <draw:line draw:style-name="gr7" draw:text-style-name="P4" draw:layer="layout" svg:x1="2.014cm" svg:y1="5.553cm" svg:x2="2.267cm" svg:y2="5.3cm">
          <text:p/>
        </draw:line>
        <draw:path draw:style-name="gr5" draw:text-style-name="P6" draw:layer="layout" svg:width="0.264cm" svg:height="0.264cm" svg:x="2.008cm" svg:y="5.294cm" svg:viewBox="0 0 265 265" svg:d="M132 0c-73 0-132 59-132 133 0 73 59 132 132 132s133-59 133-132c0-74-60-133-133-133z">
          <text:p/>
        </draw:path>
        <draw:frame draw:style-name="gr9" draw:text-style-name="P8" draw:layer="layout" svg:width="3.063cm" svg:height="0.403cm" svg:x="1.905cm" svg:y="3.754cm">
          <draw:text-box>
            <text:p text:style-name="P1"><text:span text:style-name="T4">By Nina Atcheson</text:span></text:p>
          </draw:text-box>
        </draw:frame>
        <draw:frame draw:style-name="gr10" draw:text-style-name="P9" draw:layer="layout" svg:width="0.217cm" svg:height="0.255cm" svg:x="2.079cm" svg:y="5.301cm">
          <draw:text-box>
            <text:p text:style-name="P1"><text:span text:style-name="T5">3</text:span></text:p>
          </draw:text-box>
        </draw:frame>
        <draw:frame draw:style-name="gr11" draw:text-style-name="P10" draw:layer="layout" svg:width="6.306cm" svg:height="0.361cm" svg:x="2.376cm" svg:y="5.268cm">
          <draw:text-box>
            <text:p text:style-name="P1"><text:span text:style-name="T6"><text:s text:c="2"/></text:span><text:span text:style-name="T6">For use in </text:span><text:span text:style-name="T7">Animated/Engaged Learning.</text:span></text:p>
          </draw:text-box>
        </draw:frame>
        <draw:frame draw:style-name="gr12" draw:text-style-name="P10" draw:layer="layout" svg:width="14.446cm" svg:height="0.361cm" svg:x="2.223cm" svg:y="7.278cm">
          <draw:text-box>
            <text:p text:style-name="P1"><text:span text:style-name="T6">Hosea emphasizes the marital aspects of the Sinaitic covenant more than any other prophet.</text:span></text:p>
          </draw:text-box>
        </draw:frame>
        <draw:frame draw:style-name="gr13" draw:text-style-name="P10" draw:layer="layout" svg:width="0.31cm" svg:height="0.361cm" svg:x="16.099cm" svg:y="7.278cm">
          <draw:text-box>
            <text:p text:style-name="P1"><text:span text:style-name="T6"><text:s/></text:span></text:p>
          </draw:text-box>
        </draw:frame>
        <draw:frame draw:style-name="gr14" draw:text-style-name="P10" draw:layer="layout" svg:width="5.742cm" svg:height="0.361cm" svg:x="2.223cm" svg:y="7.702cm">
          <draw:text-box>
            <text:p text:style-name="P1"><text:span text:style-name="T6">(Brown, </text:span><text:span text:style-name="T7">The Theology of Hosea</text:span><text:span text:style-name="T6">, 89.) </text:span></text:p>
          </draw:text-box>
        </draw:frame>
        <draw:frame draw:style-name="gr15" draw:text-style-name="P10" draw:layer="layout" svg:width="0.442cm" svg:height="0.361cm" svg:x="2.858cm" svg:y="8.883cm">
          <draw:text-box>
            <text:p text:style-name="P1"><text:span text:style-name="T8">1. </text:span></text:p>
          </draw:text-box>
        </draw:frame>
        <draw:frame draw:style-name="gr16" draw:text-style-name="P10" draw:layer="layout" svg:width="10.319cm" svg:height="0.361cm" svg:x="3.493cm" svg:y="8.883cm">
          <draw:text-box>
            <text:p text:style-name="P1"><text:span text:style-name="T8">Why were the Ten Commandments given to the Israelites? </text:span></text:p>
          </draw:text-box>
        </draw:frame>
        <draw:frame draw:style-name="gr15" draw:text-style-name="P10" draw:layer="layout" svg:width="0.442cm" svg:height="0.361cm" svg:x="2.858cm" svg:y="14.352cm">
          <draw:text-box>
            <text:p text:style-name="P1"><text:span text:style-name="T8">2. </text:span></text:p>
          </draw:text-box>
        </draw:frame>
        <draw:frame draw:style-name="gr17" draw:text-style-name="P10" draw:layer="layout" svg:width="17.583cm" svg:height="0.361cm" svg:x="3.493cm" svg:y="14.352cm">
          <draw:text-box>
            <text:p text:style-name="P1"><text:span text:style-name="T8">Some say that the relationship between God and Israel was like a symbolic marriage. How is this so?</text:span></text:p>
          </draw:text-box>
        </draw:frame>
        <draw:frame draw:style-name="gr15" draw:text-style-name="P10" draw:layer="layout" svg:width="0.442cm" svg:height="0.361cm" svg:x="2.858cm" svg:y="19.82cm">
          <draw:text-box>
            <text:p text:style-name="P1"><text:span text:style-name="T8">3. </text:span></text:p>
          </draw:text-box>
        </draw:frame>
        <draw:frame draw:style-name="gr18" draw:text-style-name="P10" draw:layer="layout" svg:width="9.193cm" svg:height="0.361cm" svg:x="3.493cm" svg:y="19.82cm">
          <draw:text-box>
            <text:p text:style-name="P1"><text:span text:style-name="T8">Is there ever a time when God will break a promise? </text:span></text:p>
          </draw:text-box>
        </draw:frame>
        <draw:frame draw:style-name="gr19" draw:text-style-name="P5" draw:layer="layout" svg:width="5.209cm" svg:height="0.497cm" svg:x="1.905cm" svg:y="1.865cm">
          <draw:text-box>
            <text:p text:style-name="P1"><text:span text:style-name="T9">INDUCTIVE BIBLE STUDY</text:span></text:p>
          </draw:text-box>
        </draw:frame>
        <draw:line draw:style-name="gr20" draw:text-style-name="P4" draw:layer="layout" svg:x1="20.32cm" svg:y1="6.248cm" svg:x2="1.27cm" svg:y2="6.248cm">
          <text:p/>
        </draw:line>
        <draw:line draw:style-name="gr21" draw:text-style-name="P4" draw:layer="layout" svg:x1="20.32cm" svg:y1="10.055cm" svg:x2="2.54cm" svg:y2="10.055cm">
          <text:p/>
        </draw:line>
        <draw:line draw:style-name="gr21" draw:text-style-name="P4" draw:layer="layout" svg:x1="20.32cm" svg:y1="15.523cm" svg:x2="2.54cm" svg:y2="15.523cm">
          <text:p/>
        </draw:line>
        <draw:line draw:style-name="gr21" draw:text-style-name="P4" draw:layer="layout" svg:x1="20.32cm" svg:y1="20.991cm" svg:x2="2.54cm" svg:y2="20.991cm">
          <text:p/>
        </draw:line>
        <draw:line draw:style-name="gr21" draw:text-style-name="P4" draw:layer="layout" svg:x1="20.32cm" svg:y1="11.114cm" svg:x2="2.54cm" svg:y2="11.114cm">
          <text:p/>
        </draw:line>
        <draw:line draw:style-name="gr21" draw:text-style-name="P4" draw:layer="layout" svg:x1="20.32cm" svg:y1="16.582cm" svg:x2="2.54cm" svg:y2="16.582cm">
          <text:p/>
        </draw:line>
        <draw:line draw:style-name="gr21" draw:text-style-name="P4" draw:layer="layout" svg:x1="20.32cm" svg:y1="22.05cm" svg:x2="2.54cm" svg:y2="22.05cm">
          <text:p/>
        </draw:line>
        <draw:line draw:style-name="gr21" draw:text-style-name="P4" draw:layer="layout" svg:x1="20.32cm" svg:y1="12.172cm" svg:x2="2.54cm" svg:y2="12.172cm">
          <text:p/>
        </draw:line>
        <draw:line draw:style-name="gr21" draw:text-style-name="P4" draw:layer="layout" svg:x1="20.32cm" svg:y1="17.64cm" svg:x2="2.54cm" svg:y2="17.64cm">
          <text:p/>
        </draw:line>
        <draw:line draw:style-name="gr21" draw:text-style-name="P4" draw:layer="layout" svg:x1="20.32cm" svg:y1="23.108cm" svg:x2="2.54cm" svg:y2="23.108cm">
          <text:p/>
        </draw:line>
        <draw:line draw:style-name="gr21" draw:text-style-name="P4" draw:layer="layout" svg:x1="20.32cm" svg:y1="13.23cm" svg:x2="2.54cm" svg:y2="13.23cm">
          <text:p/>
        </draw:line>
        <draw:line draw:style-name="gr21" draw:text-style-name="P4" draw:layer="layout" svg:x1="20.32cm" svg:y1="18.698cm" svg:x2="2.54cm" svg:y2="18.698cm">
          <text:p/>
        </draw:line>
        <draw:line draw:style-name="gr21" draw:text-style-name="P4" draw:layer="layout" svg:x1="20.32cm" svg:y1="24.166cm" svg:x2="2.54cm" svg:y2="24.166cm">
          <text:p/>
        </draw:line>
        <draw:frame draw:style-name="gr22" draw:text-style-name="P2" draw:layer="layout" svg:width="14.573cm" svg:height="0.822cm" svg:x="1.905cm" svg:y="2.309cm">
          <draw:text-box>
            <text:p text:style-name="P1"><text:span text:style-name="T10">THE COVENANT, JUDGMENT, AND GRACE</text:span></text:p>
          </draw:text-box>
        </draw:frame>
        <draw:frame draw:style-name="gr23" draw:text-style-name="P11" draw:layer="controls" svg:width="4.151cm" svg:height="0.39cm" svg:x="3.486cm" svg:y="9.547cm">
          <draw:text-box>
            <text:p><text:span text:style-name="T11">To give the example of rules.</text:span></text:p>
          </draw:text-box>
        </draw:frame>
        <draw:frame draw:style-name="gr24" draw:text-style-name="P11" draw:layer="controls" svg:width="4.705cm" svg:height="0.39cm" svg:x="7.931cm" svg:y="9.547cm">
          <draw:text-box>
            <text:p><text:span text:style-name="T11">Reteaching them how to live free</text:span></text:p>
          </draw:text-box>
        </draw:frame>
        <draw:frame draw:style-name="gr25" draw:text-style-name="P11" draw:layer="layout" svg:width="17.145cm" svg:height="3.683cm" svg:x="3.105cm" svg:y="15.008cm">
          <draw:text-box>
            <text:p><text:span text:style-name="T11">God loves us so much that God is taking care of use even if we are ‘unfaithful’ </text:span></text:p>
          </draw:text-box>
        </draw:frame>
        <draw:frame draw:style-name="gr26" draw:text-style-name="P11" draw:layer="layout" svg:width="17.653cm" svg:height="3.937cm" svg:x="2.724cm" svg:y="20.469cm">
          <draw:text-box>
            <text:p><text:span text:style-name="T11">No God doesn’t break promises. </text:span></text:p>
          </draw:text-box>
        </draw:frame>
      </draw:page>
      <draw:page draw:name="page2" draw:style-name="dp1" draw:master-page-name="master-page59">
        <draw:frame draw:style-name="gr1" draw:text-style-name="P2" draw:layer="layout" svg:width="0.705cm" svg:height="0.822cm" svg:x="18.399cm" svg:y="26.015cm">
          <draw:text-box>
            <text:p text:style-name="P1"><text:span text:style-name="T1">L</text:span></text:p>
          </draw:text-box>
        </draw:frame>
        <draw:frame draw:style-name="gr2" draw:text-style-name="P3" draw:layer="layout" svg:width="4.836cm" svg:height="0.247cm" svg:x="13.817cm" svg:y="25.966cm">
          <draw:text-box>
            <text:p text:style-name="P1"><text:span text:style-name="T2">© ADVENTIST ENCOUNTER CURRICULUM</text:span></text:p>
          </draw:text-box>
        </draw:frame>
        <draw:line draw:style-name="gr3" draw:text-style-name="P4" draw:layer="layout" svg:x1="18.106cm" svg:y1="25.717cm" svg:x2="18.106cm" svg:y2="27.128cm">
          <text:p/>
        </draw:line>
        <draw:frame draw:style-name="gr4" draw:text-style-name="P5" draw:layer="layout" svg:width="6.394cm" svg:height="0.497cm" svg:x="11.913cm" svg:y="26.277cm">
          <draw:text-box>
            <text:p text:style-name="P1"><text:span text:style-name="T3">10.1A HOSEA: EXTREME LOVE</text:span></text:p>
          </draw:text-box>
        </draw:frame>
        <draw:frame draw:style-name="gr27" draw:text-style-name="P5" draw:layer="layout" svg:width="10.268cm" svg:height="0.497cm" svg:x="10.459cm" svg:y="1.23cm">
          <draw:text-box>
            <text:p text:style-name="P1"><text:span text:style-name="T3">The Covenant, Judgment, and Grace (continued)</text:span></text:p>
          </draw:text-box>
        </draw:frame>
        <draw:frame draw:style-name="gr15" draw:text-style-name="P10" draw:layer="layout" svg:width="0.442cm" svg:height="0.361cm" svg:x="2.858cm" svg:y="3.574cm">
          <draw:text-box>
            <text:p text:style-name="P1"><text:span text:style-name="T8">4. </text:span></text:p>
          </draw:text-box>
        </draw:frame>
        <draw:frame draw:style-name="gr28" draw:text-style-name="P10" draw:layer="layout" svg:width="5.81cm" svg:height="0.361cm" svg:x="3.493cm" svg:y="3.574cm">
          <draw:text-box>
            <text:p text:style-name="P1"><text:span text:style-name="T8">How did the people of Israel sin? </text:span></text:p>
          </draw:text-box>
        </draw:frame>
        <draw:frame draw:style-name="gr15" draw:text-style-name="P10" draw:layer="layout" svg:width="0.442cm" svg:height="0.361cm" svg:x="2.858cm" svg:y="9.042cm">
          <draw:text-box>
            <text:p text:style-name="P1"><text:span text:style-name="T8">5. </text:span></text:p>
          </draw:text-box>
        </draw:frame>
        <draw:frame draw:style-name="gr29" draw:text-style-name="P10" draw:layer="layout" svg:width="11.415cm" svg:height="0.361cm" svg:x="3.493cm" svg:y="9.042cm">
          <draw:text-box>
            <text:p text:style-name="P1"><text:span text:style-name="T8">What does Hosea 8:2 say about Israel’s perspective on their sin? </text:span></text:p>
          </draw:text-box>
        </draw:frame>
        <draw:frame draw:style-name="gr15" draw:text-style-name="P10" draw:layer="layout" svg:width="0.442cm" svg:height="0.361cm" svg:x="2.858cm" svg:y="14.51cm">
          <draw:text-box>
            <text:p text:style-name="P1"><text:span text:style-name="T8">6. </text:span></text:p>
          </draw:text-box>
        </draw:frame>
        <draw:frame draw:style-name="gr30" draw:text-style-name="P10" draw:layer="layout" svg:width="7.436cm" svg:height="0.361cm" svg:x="3.493cm" svg:y="14.51cm">
          <draw:text-box>
            <text:p text:style-name="P1"><text:span text:style-name="T8">How did God punish Israel? (Hosea 2:6–13)</text:span></text:p>
          </draw:text-box>
        </draw:frame>
        <draw:frame draw:style-name="gr15" draw:text-style-name="P10" draw:layer="layout" svg:width="0.442cm" svg:height="0.361cm" svg:x="2.858cm" svg:y="19.979cm">
          <draw:text-box>
            <text:p text:style-name="P1"><text:span text:style-name="T8">7. </text:span></text:p>
          </draw:text-box>
        </draw:frame>
        <draw:line draw:style-name="gr21" draw:text-style-name="P4" draw:layer="layout" svg:x1="20.32cm" svg:y1="4.764cm" svg:x2="2.54cm" svg:y2="4.764cm">
          <text:p/>
        </draw:line>
        <draw:line draw:style-name="gr21" draw:text-style-name="P4" draw:layer="layout" svg:x1="20.32cm" svg:y1="10.232cm" svg:x2="2.54cm" svg:y2="10.232cm">
          <text:p/>
        </draw:line>
        <draw:line draw:style-name="gr21" draw:text-style-name="P4" draw:layer="layout" svg:x1="20.32cm" svg:y1="15.7cm" svg:x2="2.54cm" svg:y2="15.7cm">
          <text:p/>
        </draw:line>
        <draw:line draw:style-name="gr21" draw:text-style-name="P4" draw:layer="layout" svg:x1="20.32cm" svg:y1="21.168cm" svg:x2="2.54cm" svg:y2="21.168cm">
          <text:p/>
        </draw:line>
        <draw:line draw:style-name="gr21" draw:text-style-name="P4" draw:layer="layout" svg:x1="20.32cm" svg:y1="5.822cm" svg:x2="2.54cm" svg:y2="5.822cm">
          <text:p/>
        </draw:line>
        <draw:line draw:style-name="gr21" draw:text-style-name="P4" draw:layer="layout" svg:x1="20.32cm" svg:y1="11.29cm" svg:x2="2.54cm" svg:y2="11.29cm">
          <text:p/>
        </draw:line>
        <draw:line draw:style-name="gr21" draw:text-style-name="P4" draw:layer="layout" svg:x1="20.32cm" svg:y1="16.758cm" svg:x2="2.54cm" svg:y2="16.758cm">
          <text:p/>
        </draw:line>
        <draw:line draw:style-name="gr21" draw:text-style-name="P4" draw:layer="layout" svg:x1="20.32cm" svg:y1="22.226cm" svg:x2="2.54cm" svg:y2="22.226cm">
          <text:p/>
        </draw:line>
        <draw:line draw:style-name="gr21" draw:text-style-name="P4" draw:layer="layout" svg:x1="20.32cm" svg:y1="6.88cm" svg:x2="2.54cm" svg:y2="6.88cm">
          <text:p/>
        </draw:line>
        <draw:line draw:style-name="gr21" draw:text-style-name="P4" draw:layer="layout" svg:x1="20.32cm" svg:y1="12.348cm" svg:x2="2.54cm" svg:y2="12.348cm">
          <text:p/>
        </draw:line>
        <draw:line draw:style-name="gr21" draw:text-style-name="P4" draw:layer="layout" svg:x1="20.32cm" svg:y1="17.816cm" svg:x2="2.54cm" svg:y2="17.816cm">
          <text:p/>
        </draw:line>
        <draw:line draw:style-name="gr21" draw:text-style-name="P4" draw:layer="layout" svg:x1="20.32cm" svg:y1="23.284cm" svg:x2="2.54cm" svg:y2="23.284cm">
          <text:p/>
        </draw:line>
        <draw:line draw:style-name="gr21" draw:text-style-name="P4" draw:layer="layout" svg:x1="20.32cm" svg:y1="7.939cm" svg:x2="2.54cm" svg:y2="7.939cm">
          <text:p/>
        </draw:line>
        <draw:line draw:style-name="gr21" draw:text-style-name="P4" draw:layer="layout" svg:x1="20.32cm" svg:y1="13.407cm" svg:x2="2.54cm" svg:y2="13.407cm">
          <text:p/>
        </draw:line>
        <draw:line draw:style-name="gr21" draw:text-style-name="P4" draw:layer="layout" svg:x1="20.32cm" svg:y1="18.875cm" svg:x2="2.54cm" svg:y2="18.875cm">
          <text:p/>
        </draw:line>
        <draw:line draw:style-name="gr21" draw:text-style-name="P4" draw:layer="layout" svg:x1="20.32cm" svg:y1="24.343cm" svg:x2="2.54cm" svg:y2="24.343cm">
          <text:p/>
        </draw:line>
        <draw:frame draw:style-name="gr31" draw:text-style-name="P10" draw:layer="layout" svg:width="10.365cm" svg:height="0.361cm" svg:x="3.493cm" svg:y="19.979cm">
          <draw:text-box>
            <text:p text:style-name="P1"><text:span text:style-name="T8">Where do you see desire in the story of Gomer and Hosea? </text:span></text:p>
          </draw:text-box>
        </draw:frame>
        <draw:frame draw:style-name="gr32" draw:text-style-name="P13" draw:layer="layout" svg:width="17.145cm" svg:height="3.556cm" svg:x="3.105cm" svg:y="4.34cm">
          <draw:text-box>
            <text:p text:style-name="P12"><text:span text:style-name="T12">By breaking the promises with God.</text:span></text:p>
          </draw:text-box>
        </draw:frame>
        <draw:frame draw:style-name="gr33" draw:text-style-name="P13" draw:layer="layout" svg:width="17.526cm" svg:height="3.81cm" svg:x="2.851cm" svg:y="20.723cm">
          <draw:text-box>
            <text:p text:style-name="P12"><text:span text:style-name="T12">Everywhere </text:span></text:p>
          </draw:text-box>
        </draw:frame>
      </draw:page>
      <draw:page draw:name="page3" draw:style-name="dp1" draw:master-page-name="master-page59">
        <draw:frame draw:style-name="gr1" draw:text-style-name="P2" draw:layer="layout" svg:width="0.705cm" svg:height="0.822cm" svg:x="18.399cm" svg:y="26.015cm">
          <draw:text-box>
            <text:p text:style-name="P1"><text:span text:style-name="T1">L</text:span></text:p>
          </draw:text-box>
        </draw:frame>
        <draw:frame draw:style-name="gr2" draw:text-style-name="P3" draw:layer="layout" svg:width="4.836cm" svg:height="0.247cm" svg:x="13.817cm" svg:y="25.966cm">
          <draw:text-box>
            <text:p text:style-name="P1"><text:span text:style-name="T2">© ADVENTIST ENCOUNTER CURRICULUM</text:span></text:p>
          </draw:text-box>
        </draw:frame>
        <draw:line draw:style-name="gr3" draw:text-style-name="P4" draw:layer="layout" svg:x1="18.106cm" svg:y1="25.717cm" svg:x2="18.106cm" svg:y2="27.128cm">
          <text:p/>
        </draw:line>
        <draw:frame draw:style-name="gr4" draw:text-style-name="P5" draw:layer="layout" svg:width="6.394cm" svg:height="0.497cm" svg:x="11.913cm" svg:y="26.277cm">
          <draw:text-box>
            <text:p text:style-name="P1"><text:span text:style-name="T3">10.1A HOSEA: </text:span><text:span text:style-name="T3">EXTREME </text:span><text:span text:style-name="T3">LOVE</text:span></text:p>
          </draw:text-box>
        </draw:frame>
        <draw:frame draw:style-name="gr27" draw:text-style-name="P5" draw:layer="layout" svg:width="10.268cm" svg:height="0.497cm" svg:x="10.459cm" svg:y="1.23cm">
          <draw:text-box>
            <text:p text:style-name="P1"><text:span text:style-name="T3">The Covenant, Judgment, and </text:span><text:span text:style-name="T3">Grace (continued)</text:span></text:p>
          </draw:text-box>
        </draw:frame>
        <draw:frame draw:style-name="gr15" draw:text-style-name="P10" draw:layer="layout" svg:width="0.442cm" svg:height="0.361cm" svg:x="2.858cm" svg:y="3.574cm">
          <draw:text-box>
            <text:p text:style-name="P1"><text:span text:style-name="T8">8. </text:span></text:p>
          </draw:text-box>
        </draw:frame>
        <draw:frame draw:style-name="gr34" draw:text-style-name="P10" draw:layer="layout" svg:width="11.216cm" svg:height="0.361cm" svg:x="3.493cm" svg:y="3.574cm">
          <draw:text-box>
            <text:p text:style-name="P1"><text:span text:style-name="T8">D</text:span><text:span text:style-name="T8">o </text:span><text:span text:style-name="T8">y</text:span><text:span text:style-name="T8">o</text:span><text:span text:style-name="T8">u </text:span><text:span text:style-name="T8">th</text:span><text:span text:style-name="T8">in</text:span><text:span text:style-name="T8">k </text:span><text:span text:style-name="T8">Is</text:span><text:span text:style-name="T8">ra</text:span><text:span text:style-name="T8">el </text:span><text:span text:style-name="T8">(G</text:span><text:span text:style-name="T8">o</text:span><text:span text:style-name="T8">m</text:span><text:span text:style-name="T8">er</text:span><text:span text:style-name="T8">) </text:span><text:span text:style-name="T8">re</text:span><text:span text:style-name="T8">al</text:span><text:span text:style-name="T8">iz</text:span><text:span text:style-name="T8">e</text:span><text:span text:style-name="T8">d </text:span><text:span text:style-name="T8">th</text:span><text:span text:style-name="T8">ei</text:span><text:span text:style-name="T8">r </text:span><text:span text:style-name="T8">st</text:span><text:span text:style-name="T8">at</text:span><text:span text:style-name="T8">e </text:span><text:span text:style-name="T8">of </text:span><text:span text:style-name="T8">d</text:span><text:span text:style-name="T8">es</text:span><text:span text:style-name="T8">p</text:span><text:span text:style-name="T8">er</text:span><text:span text:style-name="T8">at</text:span><text:span text:style-name="T8">io</text:span><text:span text:style-name="T8">n</text:span><text:span text:style-name="T8">? </text:span></text:p>
          </draw:text-box>
        </draw:frame>
        <draw:frame draw:style-name="gr15" draw:text-style-name="P10" draw:layer="layout" svg:width="0.442cm" svg:height="0.361cm" svg:x="2.858cm" svg:y="10.312cm">
          <draw:text-box>
            <text:p text:style-name="P1"><text:span text:style-name="T8">9</text:span><text:span text:style-name="T8">.</text:span><text:span text:style-name="T8"> </text:span></text:p>
          </draw:text-box>
        </draw:frame>
        <draw:frame draw:style-name="gr35" draw:text-style-name="P10" draw:layer="layout" svg:width="16.262cm" svg:height="0.361cm" svg:x="3.493cm" svg:y="10.312cm">
          <draw:text-box>
            <text:p text:style-name="P1"><text:span text:style-name="T8">How often do you go through the motions of worshipping God while at the same time letting </text:span></text:p>
          </draw:text-box>
        </draw:frame>
        <draw:frame draw:style-name="gr36" draw:text-style-name="P10" draw:layer="layout" svg:width="16.3cm" svg:height="0.361cm" svg:x="3.493cm" svg:y="10.7cm">
          <draw:text-box>
            <text:p text:style-name="P1"><text:span text:style-name="T8">something else take priority in your life (hoping God won’t notice, or that it will be enough)? </text:span></text:p>
          </draw:text-box>
        </draw:frame>
        <draw:frame draw:style-name="gr37" draw:text-style-name="P10" draw:layer="layout" svg:width="0.658cm" svg:height="0.361cm" svg:x="2.858cm" svg:y="17.438cm">
          <draw:text-box>
            <text:p text:style-name="P1"><text:span text:style-name="T8">10. </text:span></text:p>
          </draw:text-box>
        </draw:frame>
        <draw:line draw:style-name="gr21" draw:text-style-name="P4" draw:layer="layout" svg:x1="20.32cm" svg:y1="4.764cm" svg:x2="2.54cm" svg:y2="4.764cm">
          <text:p/>
        </draw:line>
        <draw:line draw:style-name="gr21" draw:text-style-name="P4" draw:layer="layout" svg:x1="20.32cm" svg:y1="11.89cm" svg:x2="2.54cm" svg:y2="11.89cm">
          <text:p/>
        </draw:line>
        <draw:line draw:style-name="gr21" draw:text-style-name="P4" draw:layer="layout" svg:x1="20.32cm" svg:y1="18.628cm" svg:x2="2.54cm" svg:y2="18.628cm">
          <text:p/>
        </draw:line>
        <draw:line draw:style-name="gr21" draw:text-style-name="P4" draw:layer="layout" svg:x1="20.32cm" svg:y1="5.822cm" svg:x2="2.54cm" svg:y2="5.822cm">
          <text:p/>
        </draw:line>
        <draw:line draw:style-name="gr21" draw:text-style-name="P4" draw:layer="layout" svg:x1="20.32cm" svg:y1="12.948cm" svg:x2="2.54cm" svg:y2="12.948cm">
          <text:p/>
        </draw:line>
        <draw:line draw:style-name="gr21" draw:text-style-name="P4" draw:layer="layout" svg:x1="20.32cm" svg:y1="19.686cm" svg:x2="2.54cm" svg:y2="19.686cm">
          <text:p/>
        </draw:line>
        <draw:line draw:style-name="gr21" draw:text-style-name="P4" draw:layer="layout" svg:x1="20.32cm" svg:y1="6.88cm" svg:x2="2.54cm" svg:y2="6.88cm">
          <text:p/>
        </draw:line>
        <draw:line draw:style-name="gr21" draw:text-style-name="P4" draw:layer="layout" svg:x1="20.32cm" svg:y1="14.006cm" svg:x2="2.54cm" svg:y2="14.006cm">
          <text:p/>
        </draw:line>
        <draw:line draw:style-name="gr21" draw:text-style-name="P4" draw:layer="layout" svg:x1="20.32cm" svg:y1="20.744cm" svg:x2="2.54cm" svg:y2="20.744cm">
          <text:p/>
        </draw:line>
        <draw:line draw:style-name="gr21" draw:text-style-name="P4" draw:layer="layout" svg:x1="20.32cm" svg:y1="7.939cm" svg:x2="2.54cm" svg:y2="7.939cm">
          <text:p/>
        </draw:line>
        <draw:line draw:style-name="gr21" draw:text-style-name="P4" draw:layer="layout" svg:x1="20.32cm" svg:y1="8.997cm" svg:x2="2.54cm" svg:y2="8.997cm">
          <text:p/>
        </draw:line>
        <draw:line draw:style-name="gr21" draw:text-style-name="P4" draw:layer="layout" svg:x1="20.32cm" svg:y1="15.065cm" svg:x2="2.54cm" svg:y2="15.065cm">
          <text:p/>
        </draw:line>
        <draw:line draw:style-name="gr21" draw:text-style-name="P4" draw:layer="layout" svg:x1="20.32cm" svg:y1="16.123cm" svg:x2="2.54cm" svg:y2="16.123cm">
          <text:p/>
        </draw:line>
        <draw:line draw:style-name="gr21" draw:text-style-name="P4" draw:layer="layout" svg:x1="20.32cm" svg:y1="21.803cm" svg:x2="2.54cm" svg:y2="21.803cm">
          <text:p/>
        </draw:line>
        <draw:line draw:style-name="gr21" draw:text-style-name="P4" draw:layer="layout" svg:x1="20.32cm" svg:y1="22.861cm" svg:x2="2.54cm" svg:y2="22.861cm">
          <text:p/>
        </draw:line>
        <draw:line draw:style-name="gr21" draw:text-style-name="P4" draw:layer="layout" svg:x1="20.32cm" svg:y1="23.919cm" svg:x2="2.54cm" svg:y2="23.919cm">
          <text:p/>
        </draw:line>
        <draw:frame draw:style-name="gr38" draw:text-style-name="P10" draw:layer="layout" svg:width="16.885cm" svg:height="0.361cm" svg:x="3.493cm" svg:y="17.438cm">
          <draw:text-box>
            <text:p text:style-name="P1"><text:span text:style-name="T8">Although God judges, He also shows grace. What does Hosea 2:14–23 tell us about God’s grace? </text:span></text:p>
          </draw:text-box>
        </draw:frame>
        <draw:frame draw:style-name="gr39" draw:text-style-name="P13" draw:layer="layout" svg:width="17.145cm" svg:height="4.953cm" svg:x="2.978cm" svg:y="4.086cm">
          <draw:text-box>
            <text:p text:style-name="P12"><text:span text:style-name="T12">I do not think they were desprate.</text:span></text:p>
          </draw:text-box>
        </draw:frame>
        <draw:frame draw:style-name="gr39" draw:text-style-name="P13" draw:layer="layout" svg:width="17.485cm" svg:height="4.953cm" svg:x="3.105cm" svg:y="11.452cm">
          <draw:text-box>
            <text:p text:style-name="P12"><text:span text:style-name="T12">Often </text:span></text:p>
          </draw:text-box>
        </draw:frame>
        <draw:frame draw:style-name="gr40" draw:text-style-name="P13" draw:layer="layout" svg:width="17.018cm" svg:height="5.842cm" svg:x="2.724cm" svg:y="18.183cm">
          <draw:text-box>
            <text:p text:style-name="P12"><text:span text:style-name="T12">By forgiving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Gothic1" svg:font-family="CenturyGothic"/>
    <style:font-face style:name="Gotham1" svg:font-family="Gotham"/>
    <style:font-face style:name="CenturyGothic" svg:font-family="CenturyGothic" style:font-pitch="variable"/>
    <style:font-face style:name="DejaVu Sans1" svg:font-family="'DejaVu Sans'" style:font-pitch="variable"/>
    <style:font-face style:name="Gotham" svg:font-family="Gotham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44" draw:style="rect" draw:dots1="1" draw:dots1-length="0.07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9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20:35:22.680566731</dc:date>
    <meta:editing-duration>PT14M1S</meta:editing-duration>
    <meta:editing-cycles>3</meta:editing-cycles>
    <meta:generator>LibreOffice/6.4.6.2$Linux_X86_64 LibreOffice_project/40$Build-2</meta:generator>
    <meta:document-statistic meta:object-count="116"/>
  </office:meta>
</office:document-meta>
</file>